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9648" calcext:value-type="float">
            <text:p>29.94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9128" calcext:value-type="float">
            <text:p>29.59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0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1256" calcext:value-type="float">
            <text:p>29.86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8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8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7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7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7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4" calcext:value-type="float">
            <text:p>29.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5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5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5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8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D0030</text:p>
          </table:table-cell>
          <table:table-cell office:value-type="string" calcext:value-type="string">
            <text:p>197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